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200000060F1EB50F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72in"/>
    </style:style>
    <style:style style:name="co2" style:family="table-column">
      <style:table-column-properties fo:break-before="auto" style:column-width="1.3709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4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sampling events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per family</text:p>
          </table:table-cell>
          <table:table-cell office:value-type="string" calcext:value-type="string">
            <text:p>total needed</text:p>
          </table:table-cell>
          <table:table-cell/>
          <table:table-cell office:value-type="string" calcext:value-type="string">
            <text:p>per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lk sack/growth rate/condition factor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B2]*[.C2]*[.D2]" office:value-type="float" office:value="1740" calcext:value-type="float">
            <text:p>1740</text:p>
          </table:table-cell>
          <table:table-cell/>
          <table:table-cell table:formula="of:=[.E2]/3"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/>
          <table:table-cell>
            <draw:frame draw:z-index="0" draw:name="Image 1" draw:style-name="gr1" draw:text-style-name="P1" svg:width="10.5217in" svg:height="0.9996in" svg:x="0.6799in" svg:y="0.0744in">
              <draw:image xlink:href="Pictures/10000001000003F200000060F1EB50F9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ample size (n)</text:p>
          </table:table-cell>
          <table:table-cell office:value-type="string" calcext:value-type="string">
            <text:p>confidence level (a)</text:p>
          </table:table-cell>
          <table:table-cell office:value-type="string" calcext:value-type="string">
            <text:p>sample stdev</text:p>
          </table:table-cell>
          <table:table-cell office:value-type="string" calcext:value-type="string">
            <text:p>desired margin of error (E)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ngth (mm)</text:p>
          </table:table-cell>
          <table:table-cell table:style-name="ce1" table:formula="of:=(LEGACY.NORMSINV(1-([.E11]/2))^2*[.F11]^2)/([.G11]^2)" office:value-type="float" office:value="9.29538183772899" calcext:value-type="float">
            <text:p>9.30</text:p>
          </table:table-cell>
          <table:table-cell table:formula="of:=1-0.95"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table:formula="of:=LEGACY.NORMSINV(1-([.E11]/2))" office:value-type="float" office:value="1.95996398454005" calcext:value-type="float">
            <text:p>1.95996398454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s (mg)</text:p>
          </table:table-cell>
          <table:table-cell table:style-name="ce1" table:formula="of:=(LEGACY.NORMSINV(1-([.E12]/2))^2*[.F12]^2)/([.G12]^2)" office:value-type="float" office:value="9.22910481671763" calcext:value-type="float">
            <text:p>9.23</text:p>
          </table:table-cell>
          <table:table-cell table:formula="of:=1-0.95" office:value-type="float" office:value="0.05" calcext:value-type="float">
            <text:p>0.05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table:formula="of:=LEGACY.NORMSINV(1-([.E12]/2))" office:value-type="float" office:value="1.95996398454005" calcext:value-type="float">
            <text:p>1.95996398454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olk weight (mg)</text:p>
          </table:table-cell>
          <table:table-cell table:style-name="ce1" table:formula="of:=(LEGACY.NORMSINV(1-([.E13]/2))^2*[.F13]^2)/([.G13]^2)" office:value-type="float" office:value="6.28565368735417" calcext:value-type="float">
            <text:p>6.29</text:p>
          </table:table-cell>
          <table:table-cell table:formula="of:=1-0.95" office:value-type="float" office:value="0.05" calcext:value-type="float">
            <text:p>0.05</text:p>
          </table:table-cell>
          <table:table-cell office:value-type="float" office:value="30.7" calcext:value-type="float">
            <text:p>30.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ample size (n)</text:p>
          </table:table-cell>
          <table:table-cell office:value-type="string" calcext:value-type="string">
            <text:p>confidence level (a)</text:p>
          </table:table-cell>
          <table:table-cell office:value-type="string" calcext:value-type="string">
            <text:p>sample stdev</text:p>
          </table:table-cell>
          <table:table-cell office:value-type="string" calcext:value-type="string">
            <text:p>desired margin of error (E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ngth (mm)</text:p>
          </table:table-cell>
          <table:table-cell table:style-name="ce1" office:value-type="float" office:value="10" calcext:value-type="float">
            <text:p>10.00</text:p>
          </table:table-cell>
          <table:table-cell table:formula="of:=1-0.95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2" table:formula="of:=((LEGACY.NORMSINV(1-([.E17]/2)))*[.F17])/SQRT([.D17])" office:value-type="float" office:value="0.309897516152281" calcext:value-type="float">
            <text:p>0.3</text:p>
          </table:table-cell>
          <table:table-cell table:formula="of:=LEGACY.NORMSINV(1-([.E17]/2))" office:value-type="float" office:value="1.95996398454005" calcext:value-type="float">
            <text:p>1.95996398454005</text:p>
          </table:table-cell>
          <table:table-cell office:value-type="float" office:value="2.7" calcext:value-type="float">
            <text:p>2.7</text:p>
          </table:table-cell>
          <table:table-cell table:formula="of:=[.G17]/[.I17]" office:value-type="float" office:value="0.114776857834178" calcext:value-type="float">
            <text:p>0.114776857834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(mg)</text:p>
          </table:table-cell>
          <table:table-cell table:style-name="ce1" office:value-type="float" office:value="10" calcext:value-type="float">
            <text:p>10.00</text:p>
          </table:table-cell>
          <table:table-cell table:formula="of:=1-0.95" office:value-type="float" office:value="0.05" calcext:value-type="float">
            <text:p>0.05</text:p>
          </table:table-cell>
          <table:table-cell office:value-type="float" office:value="19.3" calcext:value-type="float">
            <text:p>19.3</text:p>
          </table:table-cell>
          <table:table-cell table:style-name="ce2" table:formula="of:=((LEGACY.NORMSINV(1-([.E18]/2)))*[.F18])/SQRT([.D18])" office:value-type="float" office:value="11.962044123478" calcext:value-type="float">
            <text:p>12.0</text:p>
          </table:table-cell>
          <table:table-cell table:formula="of:=LEGACY.NORMSINV(1-([.E18]/2))" office:value-type="float" office:value="1.95996398454005" calcext:value-type="float">
            <text:p>1.95996398454005</text:p>
          </table:table-cell>
          <table:table-cell office:value-type="float" office:value="318.9" calcext:value-type="float">
            <text:p>318.9</text:p>
          </table:table-cell>
          <table:table-cell table:formula="of:=[.G18]/[.I18]" office:value-type="float" office:value="0.0375103296440201" calcext:value-type="float">
            <text:p>0.0375103296440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lk weight (mg)</text:p>
          </table:table-cell>
          <table:table-cell table:style-name="ce1" office:value-type="float" office:value="10" calcext:value-type="float">
            <text:p>10.00</text:p>
          </table:table-cell>
          <table:table-cell table:formula="of:=1-0.95" office:value-type="float" office:value="0.05" calcext:value-type="float">
            <text:p>0.05</text:p>
          </table:table-cell>
          <table:table-cell office:value-type="float" office:value="14.1" calcext:value-type="float">
            <text:p>14.1</text:p>
          </table:table-cell>
          <table:table-cell table:style-name="ce2" table:formula="of:=((LEGACY.NORMSINV(1-([.E19]/2)))*[.F19])/SQRT([.D19])" office:value-type="float" office:value="8.73910995549432" calcext:value-type="float">
            <text:p>8.7</text:p>
          </table:table-cell>
          <table:table-cell table:formula="of:=LEGACY.NORMSINV(1-([.E19]/2))" office:value-type="float" office:value="1.95996398454005" calcext:value-type="float">
            <text:p>1.95996398454005</text:p>
          </table:table-cell>
          <table:table-cell office:value-type="float" office:value="195.6" calcext:value-type="float">
            <text:p>195.6</text:p>
          </table:table-cell>
          <table:table-cell table:formula="of:=[.G19]/[.I19]" office:value-type="float" office:value="0.0446784762550834" calcext:value-type="float">
            <text:p>0.044678476255083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1:27:37.90213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4:58:27.981235300</meta:creation-date>
    <meta:editing-duration>PT3H21M12S</meta:editing-duration>
    <meta:editing-cycles>2</meta:editing-cycles>
    <meta:generator>LibreOffice/25.8.2.2$Windows_X86_64 LibreOffice_project/d401f2107ccab8f924a8e2df40f573aab7605b6f</meta:generator>
    <dc:date>2025-10-30T14:58:59.039669000</dc:date>
    <meta:document-statistic meta:table-count="1" meta:cell-count="65" meta:object-count="1"/>
  </office:meta>
</office:document-meta>
</file>